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officeooo:rsid="0003a350" officeooo:paragraph-rsid="0003a350"/>
    </style:style>
    <style:style style:name="P2" style:family="paragraph" style:parent-style-name="Standard">
      <style:text-properties officeooo:paragraph-rsid="0003a350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3a350" officeooo:paragraph-rsid="0003a350" style:font-size-asian="20pt" style:font-size-complex="20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4d443"/>
    </style:style>
    <style:style style:name="P6" style:family="paragraph" style:parent-style-name="Standard">
      <style:text-properties officeooo:rsid="0004d443" officeooo:paragraph-rsid="0004d443"/>
    </style:style>
    <style:style style:name="P7" style:family="paragraph" style:parent-style-name="Standard">
      <style:text-properties officeooo:rsid="0003a350" officeooo:paragraph-rsid="0003a350"/>
    </style:style>
    <style:style style:name="P8" style:family="paragraph" style:parent-style-name="Standard">
      <style:text-properties fo:font-weight="bold" officeooo:rsid="0004d443" officeooo:paragraph-rsid="0004d443" style:font-weight-asian="bold" style:font-weight-complex="bold"/>
    </style:style>
    <style:style style:name="P9" style:family="paragraph" style:parent-style-name="Standard">
      <style:text-properties officeooo:paragraph-rsid="0004d443"/>
    </style:style>
    <style:style style:name="P10" style:family="paragraph" style:parent-style-name="Standard">
      <style:text-properties officeooo:paragraph-rsid="0003a350"/>
    </style:style>
    <style:style style:name="P11" style:family="paragraph" style:parent-style-name="Standard" style:list-style-name="L2"/>
    <style:style style:name="T1" style:family="text">
      <style:text-properties officeooo:rsid="0003a3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.049cm" loext:border="0.06pt solid #d9d9e3"/>
    </style:style>
    <style:style style:name="T4" style:family="text">
      <style:text-properties fo:font-weight="normal" officeooo:rsid="0004d443" style:font-weight-asian="normal" style:font-weight-complex="normal"/>
    </style:style>
    <style:style style:name="T5" style:family="text">
      <style:text-properties officeooo:rsid="0004d443"/>
    </style:style>
    <style:style style:name="T6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ation CMS (Prestashop)</text:p>
      <text:p text:style-name="P2"/>
      <text:p text:style-name="P2"/>
      <text:p text:style-name="P2">Cher franchiser, <text:span text:style-name="T1">avec les</text:span> <text:span text:style-name="T1">documents</text:span> qui s<text:span text:style-name="T1">e trouve</text:span> <text:span text:style-name="T1">dans le</text:span> dossier « Ressources » vous trouverez tout ce dont vous avez besoin pour faire fonctionner votre tout nouveau site web.</text:p>
      <text:p text:style-name="P2"/>
      <text:p text:style-name="P9">Tout d’abord assurez vous d’avoir installé WAMP qui <text:span text:style-name="T5">est</text:span> utilisé<text:span text:style-name="T1">e</text:span> dans cet <text:span text:style-name="T1">exercice (https://www.wampserver.com)</text:span>, ensuite vérifier que vous êtes dans l<text:span text:style-name="T5">es</text:span> bonne<text:span text:style-name="T5">s</text:span> version<text:span text:style-name="T5">s</text:span></text:p>
      <text:p text:style-name="Standard"/>
      <text:list xml:id="list889362115" text:style-name="L1">
        <text:list-item>
          <text:p text:style-name="P4"><text:s/>Apache 2.4.54.2</text:p>
        </text:list-item>
        <text:list-item>
          <text:p text:style-name="P4"><text:s/>MySQL 8.0.31</text:p>
        </text:list-item>
        <text:list-item>
          <text:p text:style-name="P4"><text:s/>PHP <text:span text:style-name="T2">7.4.33</text:span></text:p>
          <text:p text:style-name="P4"><text:span text:style-name="T2"/></text:p>
        </text:list-item>
      </text:list>
      <text:p text:style-name="P8">(Classique pour crée votre propre boutique)</text:p>
      <text:p text:style-name="P6"/>
      <text:p text:style-name="P1">Pour installer Prestashop, vous devez accédez au fichier .zip intitulé "prestashop_1.7.8.8" dans le dossier "Ressources". </text:p>
      <text:p text:style-name="P1"/>
      <text:p text:style-name="P1">Ensuite, vous devez décompresser ce fichier et y trouverez trois documents à déplacer dans le sous-dossier "www" du dossier d'installation de Wamp64, généralement situé sur le disque C </text:p>
      <text:p text:style-name="P1">(C:\wamp64\www). </text:p>
      <text:p text:style-name="P1"/>
      <text:p text:style-name="P1">Pour une meilleure organisation, vous pouvez créer un nouveau dossier nommé "Prestashop" dans lequel vous déplacerez ces trois documents (C:\wamp64\www\Prestashop). </text:p>
      <text:p text:style-name="P1"/>
      <text:p text:style-name="P1">Une fois cette étape terminée, vous pouvez ouvrir votre navigateur web et accéder à l'installation de Prestashop. </text:p>
      <text:p text:style-name="P1"/>
      <text:p text:style-name="P1">Pour ce faire dans la barre d’adresse accédez a votre dossier Prestashop fraîchement crée (localhost/prestashop) laissez tous les paramètres par défaut et finalisez l’installation.<text:line-break/> </text:p>
      <text:p text:style-name="P6">Identifiant PhpMyAdmin</text:p>
      <text:p text:style-name="P6"/>
      <text:p text:style-name="P6">Admin : root</text:p>
      <text:p text:style-name="P6">Mdp : ///////// (pas de mot de passe)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(Utiliser la sauvegarde réaliser sur Git)</text:p>
      <text:p text:style-name="P8"/>
      <text:p text:style-name="Standard">Avant de commencer, assurez-vous d'avoir installé WAMP, qui sera utilisé dans cet exercice (<text:a xlink:type="simple" xlink:href="https://www.wampserver.com/" office:target-frame-name="_new" xlink:show="replace" text:style-name="Internet_20_link" text:visited-style-name="Visited_20_Internet_20_Link">https://www.wampserver.com</text:a>). Vérifiez également que vous avez les versions suivantes d'Apache, MySQL et PHP :</text:p>
      <text:p text:style-name="Standard"/>
      <text:list xml:id="list2742899126" text:style-name="L2">
        <text:list-item>
          <text:p text:style-name="P11">Apache 2.4.54.2</text:p>
        </text:list-item>
        <text:list-item>
          <text:p text:style-name="P11">MySQL 8.0.31</text:p>
        </text:list-item>
        <text:list-item>
          <text:p text:style-name="P11">PHP 7.4.33</text:p>
        </text:list-item>
        <text:list-item>
          <text:p text:style-name="P11"/>
        </text:list-item>
      </text:list>
      <text:p text:style-name="Standard">Ouvrez Git Bash et accédez au dossier "www" de WAMP en entrant la commande suivante :</text:p>
      <text:p text:style-name="Standard"/>
      <text:p text:style-name="Standard">cd <text:a xlink:type="simple" xlink:href="file:///c:/wamp64/www" text:style-name="Internet_20_link" text:visited-style-name="Visited_20_Internet_20_Link">c:/wamp64/www</text:a></text:p>
      <text:p text:style-name="Standard"/>
      <text:p text:style-name="Standard">(Remplacez "c:/wamp64/www" par le chemin vers votre dossier "www" si vous avez installé WAMP dans un emplacement différent.)</text:p>
      <text:p text:style-name="Standard"/>
      <text:p text:style-name="Standard">Ensuite, clonez le dossier Prestashop en utilisant la commande suivante :</text:p>
      <text:p text:style-name="Standard"/>
      <text:p text:style-name="Standard">git clone <text:a xlink:type="simple" xlink:href="https://github.com/Boolsy/Prestashop.git" text:style-name="Internet_20_link" text:visited-style-name="Visited_20_Internet_20_Link">https://github.com/Boolsy/Prestashop.git</text:a></text:p>
      <text:p text:style-name="Standard"/>
      <text:p text:style-name="Standard">Cela copiera le dossier Prestashop dans votre dossier "www".</text:p>
      <text:p text:style-name="Standard"/>
      <text:p text:style-name="Standard">Enfin, ouvrez votre navigateur et connectez-vous en utilisant les identifiants indiqués dans le document "02-AccesSite"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19:56:35.567000000</meta:creation-date>
    <dc:date>2023-01-01T17:00:48.364000000</dc:date>
    <meta:editing-duration>PT23H21M32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0" meta:word-count="307" meta:character-count="2128" meta:non-whitespace-character-count="1847"/>
  </office:meta>
</office:document-meta>
</file>